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99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]=[.D2]" office:value-type="boolean" office:boolean-value="false">
            <text:p>ЛОЖЬ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Equal (=)</text:p>
          </table:table-cell>
          <table:table-cell office:value-type="string">
            <text:p>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]=[.D3]" office:value-type="boolean" office:boolean-value="false">
            <text:p>ЛОЖЬ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]=[.D4]" office:value-type="boolean" office:boolean-value="true">
            <text:p>ИСТИНА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]=[.D5]" office:value-type="boolean" office:boolean-value="false">
            <text:p>ЛОЖЬ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6]=[.D6]" office:value-type="boolean" office:boolean-value="false">
            <text:p>ЛОЖЬ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7]=[.D7]" office:value-type="boolean" office:boolean-value="false">
            <text:p>ЛОЖЬ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8]=[.D8]" office:value-type="boolean" office:boolean-value="false">
            <text:p>ЛОЖЬ</text:p>
          </table:table-cell>
          <table:table-cell table:style-name="ce4"/>
          <table:table-cell table:style-name="ce4" office:value-type="float" office:value="-10">
            <text:p>-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0]&lt;&gt;[.D10]" office:value-type="boolean" office:boolean-value="true">
            <text:p>ИСТИНА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Not equal (&lt;&gt;)</text:p>
          </table:table-cell>
          <table:table-cell office:value-type="string">
            <text:p>&lt;&g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1]&lt;&gt;[.D11]" office:value-type="boolean" office:boolean-value="true">
            <text:p>ИСТИНА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2]&lt;&gt;[.D12]" office:value-type="boolean" office:boolean-value="false">
            <text:p>ЛОЖЬ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3]&lt;&gt;[.D13]" office:value-type="boolean" office:boolean-value="true">
            <text:p>ИСТИНА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4]&lt;&gt;[.D14]" office:value-type="boolean" office:boolean-value="true">
            <text:p>ИСТИНА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5]&lt;&gt;[.D15]" office:value-type="boolean" office:boolean-value="true">
            <text:p>ИСТИНА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6]&lt;&gt;[.D16]" office:value-type="boolean" office:boolean-value="true">
            <text:p>ИСТИНА</text:p>
          </table:table-cell>
          <table:table-cell table:style-name="ce4"/>
          <table:table-cell table:style-name="ce4" office:value-type="float" office:value="-10">
            <text:p>-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8]&gt;[.D18]" office:value-type="boolean" office:boolean-value="false">
            <text:p>ЛОЖЬ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Greater than (&gt;)</text:p>
          </table:table-cell>
          <table:table-cell office:value-type="string">
            <text:p>&g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9]&gt;[.D19]" office:value-type="boolean" office:boolean-value="true">
            <text:p>ИСТИНА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0]&gt;[.D20]" office:value-type="boolean" office:boolean-value="false">
            <text:p>ЛОЖЬ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1]&gt;[.D21]" office:value-type="boolean" office:boolean-value="true">
            <text:p>ИСТИНА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2]&gt;[.D22]" office:value-type="boolean" office:boolean-value="false">
            <text:p>ЛОЖЬ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3]&gt;[.D23]" office:value-type="boolean" office:boolean-value="false">
            <text:p>ЛОЖЬ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4]&gt;[.D24]" office:value-type="boolean" office:boolean-value="true">
            <text:p>ИСТИНА</text:p>
          </table:table-cell>
          <table:table-cell table:style-name="ce4"/>
          <table:table-cell table:style-name="ce4" office:value-type="float" office:value="-10">
            <text:p>-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6]&lt;[.D26]" office:value-type="boolean" office:boolean-value="true">
            <text:p>ИСТИНА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Less than (&lt;)</text:p>
          </table:table-cell>
          <table:table-cell office:value-type="string">
            <text:p>&l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7]&lt;[.D27]" office:value-type="boolean" office:boolean-value="false">
            <text:p>ЛОЖЬ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8]&lt;[.D28]" office:value-type="boolean" office:boolean-value="false">
            <text:p>ЛОЖЬ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9]&lt;[.D29]" office:value-type="boolean" office:boolean-value="false">
            <text:p>ЛОЖЬ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0]&lt;[.D30]" office:value-type="boolean" office:boolean-value="true">
            <text:p>ИСТИНА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1]&lt;[.D31]" office:value-type="boolean" office:boolean-value="true">
            <text:p>ИСТИНА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2]&lt;[.D32]" office:value-type="boolean" office:boolean-value="false">
            <text:p>ЛОЖЬ</text:p>
          </table:table-cell>
          <table:table-cell table:style-name="ce4"/>
          <table:table-cell table:style-name="ce4" office:value-type="float" office:value="-10">
            <text:p>-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4]&gt;=[.D34]" office:value-type="boolean" office:boolean-value="false">
            <text:p>ЛОЖЬ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Greater or equal (&gt;=)</text:p>
          </table:table-cell>
          <table:table-cell office:value-type="string">
            <text:p>&gt;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5]&gt;=[.D35]" office:value-type="boolean" office:boolean-value="true">
            <text:p>ИСТИНА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6]&gt;=[.D36]" office:value-type="boolean" office:boolean-value="true">
            <text:p>ИСТИНА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7]&gt;=[.D37]" office:value-type="boolean" office:boolean-value="true">
            <text:p>ИСТИНА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8]&gt;=[.D38]" office:value-type="boolean" office:boolean-value="false">
            <text:p>ЛОЖЬ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9]&gt;=[.D39]" office:value-type="boolean" office:boolean-value="false">
            <text:p>ЛОЖЬ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0]&gt;=[.D40]" office:value-type="boolean" office:boolean-value="true">
            <text:p>ИСТИНА</text:p>
          </table:table-cell>
          <table:table-cell table:style-name="ce4"/>
          <table:table-cell table:style-name="ce4" office:value-type="float" office:value="-10">
            <text:p>-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2]&lt;=[.D42]" office:value-type="boolean" office:boolean-value="true">
            <text:p>ИСТИНА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Less or equal (&lt;=)</text:p>
          </table:table-cell>
          <table:table-cell office:value-type="string">
            <text:p>&lt;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3]&lt;=[.D43]" office:value-type="boolean" office:boolean-value="false">
            <text:p>ЛОЖЬ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4]&lt;=[.D44]" office:value-type="boolean" office:boolean-value="true">
            <text:p>ИСТИНА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5]&lt;=[.D45]" office:value-type="boolean" office:boolean-value="false">
            <text:p>ЛОЖЬ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6]&lt;=[.D46]" office:value-type="boolean" office:boolean-value="true">
            <text:p>ИСТИНА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7]&lt;=[.D47]" office:value-type="boolean" office:boolean-value="true">
            <text:p>ИСТИНА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8]&lt;=[.D48]" office:value-type="boolean" office:boolean-value="false">
            <text:p>ЛОЖЬ</text:p>
          </table:table-cell>
          <table:table-cell table:style-name="ce4"/>
          <table:table-cell table:style-name="ce4" office:value-type="float" office:value="-10">
            <text:p>-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 table:number-rows-repeated="3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3" table:number-rows-repeated="654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P0" style:volatile="true">
      <number:text> </number:text>
      <number:number number:decimal-places="3" number:min-integer-digits="1" number:grouping="true"/>
      <number:text> </number:text>
    </number:number-style>
    <number:number-style style:name="N129P1" style:volatile="true">
      <number:text> -</number:text>
      <number:number number:decimal-places="3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4" number:min-integer-digits="1" number:grouping="true"/>
      <number:text> </number:text>
    </number:number-style>
    <number:number-style style:name="N130P1" style:volatile="true">
      <number:text> -</number:text>
      <number:number number:decimal-places="4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5" number:min-integer-digits="1" number:grouping="true"/>
      <number:text> </number:text>
    </number:number-style>
    <number:number-style style:name="N131P1" style:volatile="true">
      <number:text> -</number:text>
      <number:number number:decimal-places="5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6" number:min-integer-digits="1" number:grouping="true"/>
      <number:text> </number:text>
    </number:number-style>
    <number:number-style style:name="N132P1" style:volatile="true">
      <number:text> -</number:text>
      <number:number number:decimal-places="6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 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7">07.11.2007</text:date>, <text:time>09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ter Arrenbrecht</meta:initial-creator>
    <meta:creation-date>2005-11-22T22:05:38</meta:creation-date>
    <dc:date>2007-11-07T09:51:2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28"/>
  </office:meta>
</office:document-meta>
</file>